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Montserrat" fo:font-size="11.5pt" fo:background-color="#f0f0f0" style:font-name-asian="Montserrat1" style:font-size-asian="11.5pt" style:font-name-complex="Montserrat1" style:font-size-complex="11.5pt"/>
    </style:style>
    <style:style style:name="P3" style:family="paragraph" style:parent-style-name="Standard">
      <loext:graphic-properties draw:fill="solid" draw:fill-color="#f0f0f0"/>
      <style:paragraph-properties fo:background-color="#f0f0f0" fo:padding="0in" fo:border="none"/>
    </style:style>
    <style:style style:name="P4" style:family="paragraph" style:parent-style-name="Standard">
      <loext:graphic-properties draw:fill="solid" draw:fill-color="#f0f0f0"/>
      <style:paragraph-properties fo:background-color="#f0f0f0" fo:padding="0in" fo:border="none"/>
      <style:text-properties fo:color="#2a6099" fo:font-size="13pt" fo:font-weight="bold" style:font-size-asian="13pt" style:font-weight-asian="bold" style:font-size-complex="13pt"/>
    </style:style>
    <style:style style:name="P5" style:family="paragraph" style:parent-style-name="Standard">
      <style:paragraph-properties fo:margin-top="0.1665in" fo:margin-bottom="0in" loext:contextual-spacing="false" fo:line-height="100%" fo:padding="0in" fo:border="none"/>
    </style:style>
    <style:style style:name="P6" style:family="paragraph" style:parent-style-name="Standard">
      <style:paragraph-properties fo:margin-top="0.1665in" fo:margin-bottom="0in" loext:contextual-spacing="false" fo:line-height="100%" fo:padding="0in" fo:border="none"/>
      <style:text-properties fo:font-weight="bold" style:font-weight-asian="bold"/>
    </style:style>
    <style:style style:name="P7" style:family="paragraph" style:parent-style-name="Standard" style:list-style-name="WWNum1">
      <style:paragraph-properties fo:margin-left="0.5in" fo:margin-right="0in" fo:margin-top="0.1665in" fo:margin-bottom="0in" loext:contextual-spacing="false" fo:line-height="100%" fo:text-indent="-0.25in" style:auto-text-indent="false" fo:padding="0in" fo:border="none"/>
    </style:style>
    <style:style style:name="P8" style:family="paragraph" style:parent-style-name="Standard" style:list-style-name="WWNum2">
      <style:paragraph-properties fo:margin-left="0.5in" fo:margin-right="0in" fo:margin-top="0.1665in" fo:margin-bottom="0in" loext:contextual-spacing="false" fo:line-height="100%" fo:text-indent="-0.25in" style:auto-text-indent="false" fo:padding="0in" fo:border="none"/>
    </style:style>
    <style:style style:name="P9"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0"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1"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12"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13" style:family="paragraph" style:parent-style-name="Standard">
      <style:paragraph-properties fo:margin-left="0.5in" fo:margin-right="0in" fo:margin-top="0.1665in" fo:margin-bottom="0in" loext:contextual-spacing="false" fo:line-height="100%" fo:text-indent="0in" style:auto-text-indent="false" fo:padding="0in" fo:border="none"/>
      <style:text-properties fo:font-weight="bold" style:font-weight-asian="bold"/>
    </style:style>
    <style:style style:name="P14" style:family="paragraph" style:parent-style-name="Standard">
      <style:paragraph-properties fo:margin-left="0.5in" fo:margin-right="0in" fo:margin-top="0.1665in" fo:margin-bottom="0in" loext:contextual-spacing="false" fo:line-height="100%" fo:text-indent="0in" style:auto-text-indent="false" fo:padding="0in" fo:border="none"/>
    </style:style>
    <style:style style:name="P15" style:family="paragraph" style:parent-style-name="Standard">
      <style:paragraph-properties fo:margin-left="0in" fo:margin-right="0in" fo:margin-top="0.1665in" fo:margin-bottom="0in" loext:contextual-spacing="false" fo:line-height="100%" fo:text-indent="0in" style:auto-text-indent="false" fo:padding="0in" fo:border="none"/>
    </style:style>
    <style:style style:name="P16" style:family="paragraph" style:parent-style-name="Title" style:master-page-name="Standard">
      <style:paragraph-properties style:page-number="1" fo:break-before="auto" fo:break-after="auto"/>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style:font-name="Montserrat" fo:font-size="11.5pt" fo:background-color="#f0f0f0" loext:char-shading-value="0" style:font-name-asian="Montserrat1" style:font-size-asian="11.5pt" style:font-name-complex="Montserrat1" style:font-size-complex="11.5pt"/>
    </style:style>
    <style:style style:name="T4" style:family="text">
      <style:text-properties fo:color="#2a6099" fo:font-size="13pt" fo:font-weight="bold" style:font-size-asian="13pt" style:font-weight-asian="bold" style:font-size-complex="13pt"/>
    </style:style>
    <style:style style:name="T5" style:family="text">
      <style:text-properties style:text-underline-style="none"/>
    </style:style>
    <style:style style:name="T6" style:family="text">
      <style:text-properties fo:font-size="13pt" fo:font-weight="bold" style:font-size-asian="13pt" style:font-weight-asian="bold" style:font-size-complex="13pt"/>
    </style:style>
    <style:style style:name="T7" style:family="text">
      <style:text-properties fo:font-size="13pt" style:font-size-asian="13pt" style:font-size-complex="13pt"/>
    </style:style>
    <style:style style:name="T8"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b8mpzu1kn7qf"/>M2C4 Python Assignment</text:p>
      <text:p text:style-name="P1"/>
      <text:p text:style-name="P1"><text:span text:style-name="T1">During this section of Module 2, you have learned more about Python. Python is a powerful programming language that serves a lot of purposes. To practice what you have learned in this section, you will complete some Python exercises. You may use Visual Studio Code, Repl.it, or another text editor/environment of your choice. Please complete the following assignment and reach out on the Support App to have a mentor review your work. If you have any questions or need any help, please reach out so we can help you! This assignment must be completed to pass this section of the coursework. </text:span></text:p>
      <text:p text:style-name="P1"/>
      <text:p text:style-name="P1"><text:span text:style-name="T2">Exercise 1:</text:span> Create a list, tuple, float, integer, decimal, and dictionary.</text:p>
      <text:p text:style-name="P1"/>
      <text:p text:style-name="P1"><text:span text:style-name="T2">Exercise 2:</text:span> Round your float up.</text:p>
      <text:p text:style-name="P1"/>
      <text:p text:style-name="P1"><text:span text:style-name="T2">Exercise 3:</text:span> Get the square root of your float.</text:p>
      <text:p text:style-name="P1"/>
      <text:p text:style-name="P1"><text:span text:style-name="T2">Exercise 4:</text:span> Select the first element from your dictionary.</text:p>
      <text:p text:style-name="P1"/>
      <text:p text:style-name="P1"><text:span text:style-name="T2">Exercise 5:</text:span> Select the second element from your tuple.</text:p>
      <text:p text:style-name="P1"/>
      <text:p text:style-name="P1"><text:span text:style-name="T2">Exercise 6:</text:span> Add an element to the end of your list.</text:p>
      <text:p text:style-name="P1"/>
      <text:p text:style-name="P1"><text:span text:style-name="T2">Exercise 7:</text:span> Replace the first element in your list.</text:p>
      <text:p text:style-name="P1"/>
      <text:p text:style-name="P1"><text:span text:style-name="T2">Exercise 8:</text:span> Sort your list alphabetically.</text:p>
      <text:p text:style-name="P1"/>
      <text:p text:style-name="P1"><text:soft-page-break/><text:span text:style-name="T2">Exercise 9:</text:span> Use reassignment to add an element to your tuple.</text:p>
      <text:p text:style-name="P1"/>
      <text:p text:style-name="P1"/>
      <text:p text:style-name="P1"><text:span text:style-name="T3">Primeramente debes realizar unos ejercicios en Python, y luego responder algunas preguntas teóricas, necesito que me las respondas con tus propias palabras, agregando ejemplos, buenas prácticas, y todo lo que has aprendido.</text:span></text:p>
      <text:p text:style-name="P2"/>
      <text:p text:style-name="P2"/>
      <text:p text:style-name="Title"><text:bookmark text:name="_4hhp5gyvmf4w"/>M2C4. 5 preguntas teóricas </text:p>
      <text:p text:style-name="Standard"/>
      <text:p text:style-name="P3"><text:span text:style-name="T4">1. ¿Cuál es la diferencia entre una lista y una tupla en Python?</text:span></text:p>
      <text:p text:style-name="P5"><text:span text:style-name="T2">List <text:s/></text:span>muy similar a una Array en Ruby y Javascript.</text:p>
      <text:p text:style-name="P5">Puede contener number, strings u otra list. Buena práctica mantener los list data types lo más uniformes que se pueda y así poder tratar a cada tipo de la misma manera. Potencialmente muy peligroso porque puede romper tu programa y dar error al haber mezclas de data types.</text:p>
      <text:p text:style-name="P5">Collection de values y esa Collection se puede añadir también. Puedes quitar items. Query elements dentro de ella. </text:p>
      <text:p text:style-name="P5"><text:span text:style-name="T2">Mutable </text:span>puedes hacerles cualquier cosa que quieras a una de estas collections.</text:p>
      <text:p text:style-name="P5"><text:span text:style-name="T2">Sintaxis: </text:span>usa corchetes<text:span text:style-name="T2"> [ ] </text:span>para enmarcar su contenido<text:span text:style-name="T2">.</text:span></text:p>
      <text:p text:style-name="P5"><text:span text:style-name="T2">users = [ 'Kristine’, 'Lisa’, 'Jordan’] </text:span>===&gt;<text:span text:style-name="T2">[ 'Kristine’, 'Lisa’, 'Jordan’]</text:span> </text:p>
      <text:p text:style-name="P5">lo que devuelve ya no son serie de strings sino un verdadero data structure, lista de string names que es lo que se obtendría si hacemos una query o consulta a un database con users.</text:p>
      <text:p text:style-name="P5"/>
      <text:p text:style-name="P5">users<text:span text:style-name="T2">.insert</text:span>(0, ‘Anthony’) ===&gt; [ <text:span text:style-name="T2">‘Anthony’, </text:span>'Kristine’, 'Lisa’, 'Jordan’<text:span text:style-name="T2">]</text:span> <text:s/></text:p>
      <text:p text:style-name="P5"><text:span text:style-name="T2">añade</text:span> ‘Anthony’ en el orden del <text:span text:style-name="T2">index</text:span> 0 en este caso.</text:p>
      <text:p text:style-name="P5"/>
      <text:p text:style-name="P5">users<text:span text:style-name="T2">.append</text:span>(‘Ian’) ===&gt; [ 'Kristine’, 'Lisa’, 'Jordan’, <text:span text:style-name="T2">‘Ian’]</text:span> </text:p>
      <text:p text:style-name="P5"><text:soft-page-break/><text:span text:style-name="T2">añade</text:span> ‘Ian’ y lo coloca al <text:span text:style-name="T2">final</text:span> de la lista. Muy común si no te importa o necesitas el orden y lugar de cada elemento de la lista. </text:p>
      <text:p text:style-name="P5"/>
      <text:p text:style-name="P5">print(users<text:span text:style-name="T2">[2]</text:span>) ===&gt;<text:span text:style-name="T2">Lisa </text:span>devuelve string sin corchetes</text:p>
      <text:p text:style-name="P5">print(<text:span text:style-name="T2">[</text:span>users<text:span text:style-name="T2">[2]]</text:span>) ===&gt; [<text:span text:style-name="T2">Lisa</text:span>] si necesitas una lista con corchetes. List object y sólo puedes llamar las funciones propias disponibles de en la list data type. </text:p>
      <text:p text:style-name="P5"/>
      <text:p text:style-name="P5"><text:span text:style-name="T2">Reasignar</text:span> o editar uno de los valores. Sustituye Ian por Brayden, pero ojo, sin cambiar el string porque son immutable, solo <text:span text:style-name="T2">reasigna</text:span> el elemento</text:p>
      <text:p text:style-name="P5">users<text:span text:style-name="T2"> [ 4] </text:span>= <text:span text:style-name="T2">‘Brayden’</text:span> ===&gt; [ 'Kristine’, 'Lisa’, 'Jordan’, <text:span text:style-name="T2">‘Brayden’]</text:span> </text:p>
      <text:p text:style-name="P5"/>
      <text:p text:style-name="P5"><text:span text:style-name="T2">3 maneras de quitar</text:span> elementos de una lista en python:</text:p>
      <text:list xml:id="list3639144540" text:style-name="WWNum1">
        <text:list-item>
          <text:p text:style-name="P7">users<text:span text:style-name="T2">.remove</text:span>('Jordan’)</text:p>
        </text:list-item>
        <text:list-item>
          <text:p text:style-name="P9">Popped_user = users<text:span text:style-name="T2">.pop()</text:span></text:p>
        </text:list-item>
        <text:list-item>
          <text:p text:style-name="P9"><text:span text:style-name="T2">del</text:span> users<text:span text:style-name="T2">[0] </text:span></text:p>
        </text:list-item>
      </text:list>
      <text:p text:style-name="P13"/>
      <text:p text:style-name="P5"><text:span text:style-name="T2">3 maneras de quitar</text:span> elementos de una lista en <text:span text:style-name="T2">tuple:</text:span></text:p>
      <text:list xml:id="list4137666065" text:style-name="WWNum2">
        <text:list-item>
          <text:p text:style-name="P8">post = post<text:span text:style-name="T2">[:-1] </text:span>desde el <text:span text:style-name="T2">final </text:span>del tuple con<text:span text:style-name="T2"> rangos</text:span><text:line-break/></text:p>
        </text:list-item>
        <text:list-item>
          <text:p text:style-name="P11">post = post<text:span text:style-name="T2">[1:] </text:span>desde el<text:span text:style-name="T2"> principio </text:span>del tuple con <text:span text:style-name="T2">rangos<text:line-break/></text:span></text:p>
        </text:list-item>
        <text:list-item>
          <text:p text:style-name="P11">Messy - <text:span text:style-name="T2">No recomendado </text:span>por si no vuelves a cambiarlo de <text:span text:style-name="T2">list a tuple otra vez ya que puede crear bugs:</text:span></text:p>
        </text:list-item>
      </text:list>
      <text:p text:style-name="P14">Para cuando se necesita quitar de la zona del <text:span text:style-name="T2">medio:</text:span></text:p>
      <text:p text:style-name="P14">post = <text:span text:style-name="T2">(</text:span> ‘Python Basics’, ‘Intro guide to <text:s/>Python’, ‘Some cool python content’, ‘published’<text:span text:style-name="T2">)</text:span></text:p>
      <text:p text:style-name="P14">post = list(post) </text:p>
      <text:p text:style-name="P14">post.remove(‘published’) </text:p>
      <text:p text:style-name="P14"><text:soft-page-break/>post = tuple(post) </text:p>
      <text:p text:style-name="P14"/>
      <text:p text:style-name="P5"><text:span text:style-name="T2">Método orden </text:span>.<text:span text:style-name="T2">sort() </text:span>en <text:span text:style-name="T2">lista </text:span>y <text:span text:style-name="T2">diferencia</text:span> en a <text:span text:style-name="T2">tuple:</text:span></text:p>
      <text:p text:style-name="P5"><text:span text:style-name="T2">Lista:</text:span></text:p>
      <text:p text:style-name="P5">post = <text:span text:style-name="T2">[</text:span> ‘Python Basics’, ‘Intro guide to <text:s/>Python’, ‘Some cool python content’<text:span text:style-name="T2">]</text:span></text:p>
      <text:p text:style-name="P5">post.<text:span text:style-name="T2">sort() </text:span>===&gt;<text:span text:style-name="T2"> [‘Intro guide to <text:s/>Python’, <text:s/>‘Python Basics’,</text:span> <text:s/>‘Some cool python content’<text:span text:style-name="T2">] </text:span></text:p>
      <text:p text:style-name="P5">title, sub_heading,content = post <text:s/></text:p>
      <text:p text:style-name="P15">lo ordena de forma <text:span text:style-name="T2">alfabética</text:span> así que <text:span text:style-name="T2">cambia el orden respecto a tuple</text:span></text:p>
      <text:p text:style-name="P15"><text:span text:style-name="T2">Tuple:</text:span></text:p>
      <text:p text:style-name="P5">post = ( ‘Python Basics’, ‘Intro guide to <text:s/>Python’, ‘Some cool python content’)</text:p>
      <text:p text:style-name="P5">post.<text:span text:style-name="T2">sort() </text:span>===&gt;<text:span text:style-name="T2">( ‘Python Basics’, ‘Intro guide to <text:s/>Python’,</text:span> ‘Some cool python content’)</text:p>
      <text:p text:style-name="P5">title, sub_heading,content = post <text:s/></text:p>
      <text:p text:style-name="P5"><text:span text:style-name="T2">sort() </text:span>cambia a<text:span text:style-name="T2"> tuple</text:span> y devuelve que <text:span text:style-name="T2">no puede ordenar</text:span> tuple. <text:span text:style-name="T2">Atribute Error,</text:span> si realizas <text:span text:style-name="T2">Unpacking </text:span>siempre vas a tener title mapeado como el 1er elemento, sub_heading como el 2º y content el 3º.</text:p>
      <text:p text:style-name="P5"/>
      <text:p text:style-name="P5"><text:span text:style-name="T6">Tuple</text:span><text:span text:style-name="T7"> </text:span>muy similar a una <text:span text:style-name="T2">lista</text:span> con varias características diferencias.</text:p>
      <text:p text:style-name="P5"><text:span text:style-name="T2">Unpacking </text:span>es una de las mejores razones por las que se usan los tuples, como vemos a continuación: </text:p>
      <text:p text:style-name="P5">post = ( <text:s/>‘Python Basics’, ‘Intro guide to <text:s/>Python’, ‘Some cool python content’)</text:p>
      <text:p text:style-name="P5"><text:span text:style-name="T2">title, sub_heading,content = post</text:span> <text:s/></text:p>
      <text:p text:style-name="P5">que equivale a estas 3 líneas donde cada uno de los items hace de maquina de consulta (o query):</text:p>
      <text:p text:style-name="P5"><text:span text:style-name="T2">title = post[0]</text:span></text:p>
      <text:p text:style-name="P5"><text:span text:style-name="T2">sub_heading= post[1]</text:span></text:p>
      <text:p text:style-name="P5"><text:soft-page-break/><text:span text:style-name="T2">content = post[2]</text:span></text:p>
      <text:p text:style-name="P5"><text:span text:style-name="T2">Tuples puedes consultar con index específico, unpack y acceder, pero necesitas y te permiten almacenar una serie de collection de data. Tuple no se pueden cambiar pero una list sí.</text:span></text:p>
      <text:p text:style-name="P5">Accedemos a los elementos de la misma manera en este caso tuple a lo que conseguimos con una lista básica. <text:span text:style-name="T2">Unpacking en los 2 casos (list y tuple)</text:span></text:p>
      <text:p text:style-name="P5">El selector básico <text:span text:style-name="T2">post[0] </text:span>usa el index y almacena dentro de la variable.</text:p>
      <text:p text:style-name="P5"><text:span text:style-name="T2">Tuple es Immutable</text:span> data structure que <text:span text:style-name="T2">no cambia y quiero mantener igual</text:span> y es la razón por la que elegir en contraposición a la <text:span text:style-name="T2">lista es mutable</text:span> que <text:span text:style-name="T2">sí cambia.</text:span></text:p>
      <text:p text:style-name="P5"><text:span text:style-name="T2">Sintaxis:</text:span> usa paréntesis <text:span text:style-name="T2">( )</text:span> para enmarcar su contenido. </text:p>
      <text:p text:style-name="P5"/>
      <text:p text:style-name="P3"><text:span text:style-name="T4">2. ¿Cuál es el orden de las operaciones?</text:span></text:p>
      <text:p text:style-name="P5"><text:span text:style-name="T2">El orden de esta regla nemotécnica ‘PEMDAS’: </text:span><text:s/>Paréntesis, Exponents, Multiplication, División, Addition (Suma) y Subtraction (Resta)</text:p>
      <text:p text:style-name="P5">Ej. </text:p>
      <text:p text:style-name="P5"/>
      <text:p text:style-name="P3"/>
      <text:p text:style-name="P3"><text:span text:style-name="T4">3. ¿Qué es un diccionario Python?</text:span></text:p>
      <text:p text:style-name="P4"/>
      <text:p text:style-name="P3"><text:span text:style-name="T4">4. ¿Cuál es la diferencia entre el método ordenado y la función de ordenación?</text:span></text:p>
      <text:p text:style-name="P5"><text:span text:style-name="T2">sort() </text:span>y<text:span text:style-name="T2"> sorted()</text:span></text:p>
      <text:p text:style-name="P5"><text:span text:style-name="T2">Método orden </text:span>en <text:span text:style-name="T2">lista:</text:span></text:p>
      <text:p text:style-name="P5"><text:span text:style-name="T2">Sintaxis:</text:span> <text:span text:style-name="T2">sort() </text:span></text:p>
      <text:p text:style-name="P5">post = <text:span text:style-name="T2">[</text:span> ‘<text:span text:style-name="T2">P</text:span>ython Basics’, ‘<text:span text:style-name="T2">I</text:span>ntro guide to <text:s/>Python’, ‘<text:span text:style-name="T2">S</text:span>ome cool python content’<text:span text:style-name="T2">]</text:span></text:p>
      <text:p text:style-name="P5">post.<text:span text:style-name="T2">sort() </text:span>===&gt;<text:span text:style-name="T2"> [‘I</text:span>ntro guide to <text:s/>Python’, <text:span text:style-name="T2"><text:s/>‘P</text:span>ython Basics’, <text:s/>‘<text:span text:style-name="T2">S</text:span>ome cool python content’<text:span text:style-name="T2">] </text:span></text:p>
      <text:p text:style-name="P5">title, sub_heading,content = post <text:s/></text:p>
      <text:p text:style-name="P5"><text:soft-page-break/>lo ordena de forma <text:span text:style-name="T2">alfabética</text:span> así que <text:span text:style-name="T2">cambia el orden </text:span>respecto a por<text:span text:style-name="T2"> defecto que es el del index.</text:span></text:p>
      <text:p text:style-name="P6"/>
      <text:p text:style-name="P5">post.<text:span text:style-name="T2">sort(reverse=True) <text:s/></text:span>===&gt; <text:span text:style-name="T2">[ ‘S</text:span>ome cool python content’, <text:span text:style-name="T2">‘P</text:span>ython Basics’, <text:span text:style-name="T2">‘I</text:span>ntro guide to <text:s/>Python’<text:span text:style-name="T2"> ] <text:s/></text:span></text:p>
      <text:p text:style-name="P5">Lo ordena de la <text:span text:style-name="T2">Z a la A al contrario de alfabético</text:span></text:p>
      <text:p text:style-name="P6"/>
      <text:p text:style-name="P5">De forma <text:span text:style-name="T2">análoga </text:span>ocurre con los <text:span text:style-name="T2">números (integers) </text:span>donde<text:span text:style-name="T2"> el orden alfabético </text:span>es de<text:span text:style-name="T2"> menor a mayor número </text:span>y el <text:span text:style-name="T2">contrario al alfabético de mayor a menor número.</text:span></text:p>
      <text:p text:style-name="P6"/>
      <text:p text:style-name="P6"/>
      <text:p text:style-name="P5"><text:span text:style-name="T6">Función</text:span><text:span text:style-name="T2"> </text:span>de<text:span text:style-name="T2"> </text:span><text:span text:style-name="T6">ordenación </text:span>en <text:span text:style-name="T2">lista:</text:span></text:p>
      <text:p text:style-name="P5">sale_prices = [100, 83, 220, 40, 100, 400, 10,1,3]<text:line-break/>sale_prices.sort()<text:line-break/>print(sale_prices)<text:line-break/><text:span text:style-name="T2">nueva variable </text:span>sorted_list<text:span text:style-name="T2"><text:line-break/></text:span>sorted_list = sale_prices.<text:span text:style-name="T2">sort() <text:line-break/></text:span>print(sorted_list)<text:span text:style-name="T2">===&gt; None. </text:span>Ya que<text:span text:style-name="T2"> sort() no devuelve un valor en nueva variable.</text:span></text:p>
      <text:p text:style-name="P5"><text:span text:style-name="T2">Qué hacer si queremos que nos devuelva un valor?</text:span></text:p>
      <text:p text:style-name="P5"><text:span text:style-name="T2">usamos sorted() te deja guardarlo dentro de la una variable diferente.<text:line-break/>El método sort() parecido comportamiento pero te deja almacenarlo ese valor.</text:span></text:p>
      <text:p text:style-name="P5"><text:span text:style-name="T2">Sintaxis:</text:span> <text:span text:style-name="T2">sorted() y se llama por delante:</text:span></text:p>
      <text:p text:style-name="P5"><text:span text:style-name="T2">sorted(sale_prices)</text:span></text:p>
      <text:p text:style-name="P5"><text:span text:style-name="T2">Se usa </text:span>cuando <text:span text:style-name="T2">solo </text:span>quieres<text:span text:style-name="T2"> cambiar el orden</text:span> de una lista<text:span text:style-name="T2"> sin cambiar la lista original. </text:span></text:p>
      <text:p text:style-name="P5"><text:span text:style-name="T2">sorted_list = sorted(sale_prices)</text:span></text:p>
      <text:p text:style-name="P5"><text:span text:style-name="T2">print(sorted_list) </text:span></text:p>
      <text:p text:style-name="P5"><text:span text:style-name="T2">print(sales_prices) no se altera está intacta la original</text:span></text:p>
      <text:p text:style-name="P5">Devuelve de<text:span text:style-name="T2"> menor a mayor número</text:span></text:p>
      <text:p text:style-name="P6"/>
      <text:p text:style-name="P5"><text:span text:style-name="T2">sorted_list = sorted</text:span>(sale_prices,<text:span text:style-name="T2"> reverse=True)</text:span></text:p>
      <text:p text:style-name="P5"><text:soft-page-break/><text:span text:style-name="T2">print(sorted_list) <text:s/></text:span></text:p>
      <text:p text:style-name="P5">Devuelve de<text:span text:style-name="T2"> mayor a menor número</text:span></text:p>
      <text:p text:style-name="P5"/>
      <text:p text:style-name="P3"><text:span text:style-name="T4">5. ¿Qué es un operador de reasignación?</text:span></text:p>
      <text:p text:style-name="P5"><text:span text:style-name="T2">Como el tuple es immutable y no se puede cambiar directamente se usa el operador de reasignación para poder crear un nuevo tuple.</text:span></text:p>
      <text:p text:style-name="P5"><text:span text:style-name="T2">Sintaxis: <text:line-break/></text:span></text:p>
      <text:p text:style-name="Standard"><text:span text:style-name="T2">+= <text:s text:c="6"/></text:span></text:p>
      <text:p text:style-name="Standard">Equivale a: <text:span text:style-name="T2">post +</text:span></text:p>
      <text:p text:style-name="P5">Si queremos añadir, a posteriori, ‘status’ de manera dinámica con ‘published’ en un Blog Post:<text:span text:style-name="T2"><text:line-break/><text:line-break/></text:span>post = (‘Python Basics’, ‘Intro guide to <text:s/>Python’, ‘Some cool python content’)</text:p>
      <text:p text:style-name="P5">title, sub_heading, content, status = post <text:s/></text:p>
      <text:p text:style-name="P5"><text:span text:style-name="T2">La coma final si no se pone, python asumiría que estamos tratando de sobreescribir el orden de operaciones matemáticas y necesita que sean 2 tuples</text:span>, no vale string y tuple<text:span text:style-name="T2">:</text:span></text:p>
      <text:p text:style-name="Standard">post<text:span text:style-name="T2"> +=</text:span> (‘published’<text:span text:style-name="T8">,</text:span>) <text:s/></text:p>
      <text:p text:style-name="Standard">Equivale a: <text:s text:c="2"/></text:p>
      <text:p text:style-name="P1">post = <text:span text:style-name="T2">post +</text:span> (‘published’<text:span text:style-name="T8">,</text:span>) <text:s text:c="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06" meta:word-count="1282" meta:character-count="7827" meta:non-whitespace-character-count="6581"/>
    <meta:generator>LibreOfficeDev/6.0.5.2$Linux_X86_64 LibreOffice_project/</meta:generator>
  </office:meta>
</office:document-meta>
</file>